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907cm" style:rel-column-width="3916*"/>
    </style:style>
    <style:style style:name="Tableau1.B" style:family="table-column">
      <style:table-column-properties style:column-width="10.093cm" style:rel-column-width="572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line-height="150%"/>
      <style:text-properties officeooo:rsid="0004bdb8" officeooo:paragraph-rsid="0004bdb8"/>
    </style:style>
    <style:style style:name="P2" style:family="paragraph" style:parent-style-name="Table_20_Contents">
      <style:text-properties fo:font-weight="bold" officeooo:rsid="0004bdb8" style:font-weight-asian="bold" style:font-weight-complex="bold"/>
    </style:style>
    <style:style style:name="P3" style:family="paragraph" style:parent-style-name="Table_20_Contents">
      <style:text-properties fo:font-weight="bold" officeooo:rsid="0004bdb8" officeooo:paragraph-rsid="0004bdb8" style:font-weight-asian="bold" style:font-weight-complex="bold"/>
    </style:style>
    <style:style style:name="P4" style:family="paragraph" style:parent-style-name="Table_20_Contents">
      <style:text-properties fo:font-weight="bold" officeooo:rsid="0006bc10" officeooo:paragraph-rsid="0006bc10" style:font-weight-asian="bold" style:font-weight-complex="bold"/>
    </style:style>
    <style:style style:name="P5" style:family="paragraph" style:parent-style-name="Table_20_Contents">
      <style:paragraph-properties fo:line-height="150%"/>
    </style:style>
    <style:style style:name="P6" style:family="paragraph" style:parent-style-name="Header">
      <style:paragraph-properties fo:text-align="center" style:justify-single-word="false"/>
      <style:text-properties fo:font-size="16pt" fo:font-weight="bold" officeooo:rsid="00076558" officeooo:paragraph-rsid="00076558" style:font-size-asian="16pt" style:font-weight-asian="bold" style:font-size-complex="16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6bc10"/>
    </style:style>
    <style:style style:name="T3" style:family="text">
      <style:text-properties officeooo:rsid="0006bc10"/>
    </style:style>
    <style:style style:name="T4" style:family="text">
      <style:text-properties fo:color="#666666"/>
    </style:style>
    <style:style style:name="T5" style:family="text">
      <style:text-properties fo:color="#666666" officeooo:rsid="0006bc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LE PORTE-CLEFS</text:p>
          </table:table-cell>
          <table:table-cell table:style-name="Tableau1.B1" office:value-type="string">
            <text:p text:style-name="P1">Peut être révélé en provoquant un échange de carte. Le joueur donne la carte pour qu<text:span text:style-name="T3">'elle</text:span> soit découverte et l<text:span text:style-name="T3">a</text:span> récupère comme c'est indiqué sur la carte. </text:p>
          </table:table-cell>
        </table:table-row>
        <table:table-row>
          <table:table-cell table:style-name="Tableau1.A2" office:value-type="string">
            <text:p text:style-name="P3">LE PLAN DE CONSTRUCTION</text:p>
          </table:table-cell>
          <table:table-cell table:style-name="Tableau1.B2" office:value-type="string">
            <text:p text:style-name="P1">Les matériaux de plusieurs types peuvent être déplacer pour un autre matériau que celui initialement <text:span text:style-name="T3">choisi</text:span> (ex : un matériau F/P posé comme F peut alors devenir P)</text:p>
          </table:table-cell>
        </table:table-row>
        <table:table-row>
          <table:table-cell table:style-name="Tableau1.A2" office:value-type="string">
            <text:p text:style-name="P3">LE QUINCAILLIER</text:p>
          </table:table-cell>
          <table:table-cell table:style-name="Tableau1.B2" office:value-type="string">
            <text:p text:style-name="P1">Doit être joué au moment où l'action de l'adversaire est jouée.</text:p>
          </table:table-cell>
        </table:table-row>
        <table:table-row>
          <table:table-cell table:style-name="Tableau1.A2" office:value-type="string">
            <text:p text:style-name="P3">LA CLEF DE VOÛTE</text:p>
          </table:table-cell>
          <table:table-cell table:style-name="Tableau1.B2" office:value-type="string">
            <text:p text:style-name="P1">« Qui a été posée sur votre château <text:span text:style-name="T1">ou dans votre zone spéciale. »</text:span></text:p>
          </table:table-cell>
        </table:table-row>
        <table:table-row>
          <table:table-cell table:style-name="Tableau1.A2" office:value-type="string">
            <text:p text:style-name="P4">LE RACOL</text:p>
          </table:table-cell>
          <table:table-cell table:style-name="Tableau1.B2" office:value-type="string">
            <text:p text:style-name="P5"><text:span text:style-name="T4">« </text:span><text:span text:style-name="T5">qui vient de poser »</text:span><text:span text:style-name="T3"> → </text:span><text:span text:style-name="T2">« qui a posé lors de son dernier tour »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076558" officeooo:paragraph-rsid="00076558" style:font-size-asian="16pt" style:font-weight-asian="bold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ARTES MODIFIE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9T15:41:34.979774000</meta:creation-date>
    <dc:date>2014-12-29T16:27:30.822366000</dc:date>
    <meta:editing-duration>PT30M45S</meta:editing-duration>
    <meta:editing-cycles>2</meta:editing-cycles>
    <meta:generator>LibreOffice/4.3.1.2$MacOSX_X86_64 LibreOffice_project/958349dc3b25111dbca392fbc281a05559ef6848</meta:generator>
    <meta:document-statistic meta:table-count="1" meta:image-count="0" meta:object-count="0" meta:page-count="1" meta:paragraph-count="11" meta:word-count="113" meta:character-count="604" meta:non-whitespace-character-count="501"/>
  </office:meta>
</office:document-meta>
</file>